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DejaVu Serif" fo:font-size="10pt" style:font-size-asian="10pt" style:font-size-complex="10pt"/>
    </style:style>
    <style:style style:name="P2" style:family="paragraph" style:parent-style-name="Standard">
      <style:text-properties style:font-name="DejaVu Serif" fo:font-size="10pt" fo:font-style="italic" style:font-size-asian="10pt" style:font-style-asian="italic" style:font-size-complex="10pt" style:font-style-complex="italic"/>
    </style:style>
    <style:style style:name="P3" style:family="paragraph" style:parent-style-name="Standard">
      <style:text-properties style:font-name="DejaVu Serif" fo:font-size="10pt" fo:font-weight="bold" style:font-size-asian="10pt" style:font-weight-asian="bold" style:font-size-complex="10pt" style:font-weight-complex="bold"/>
    </style:style>
    <style:style style:name="P4" style:family="paragraph" style:parent-style-name="Standard">
      <style:paragraph-properties fo:break-before="column"/>
      <style:text-properties style:font-name="DejaVu Serif" fo:font-size="10pt" fo:font-style="italic" style:font-size-asian="10pt" style:font-style-asian="italic" style:font-size-complex="10pt" style:font-style-complex="italic"/>
    </style:style>
    <style:style style:name="P5" style:family="paragraph" style:parent-style-name="Standard">
      <style:paragraph-properties fo:break-before="column"/>
      <style:text-properties style:font-name="DejaVu Serif" fo:font-size="10pt" style:font-size-asian="10pt" style:font-size-complex="10pt"/>
    </style:style>
    <style:style style:name="P6" style:family="paragraph" style:parent-style-name="Standard">
      <style:text-properties style:font-name="DejaVu Serif" fo:font-size="10pt" fo:font-style="italic" style:font-size-asian="10pt" style:font-style-asian="italic" style:font-size-complex="10pt" style:font-style-complex="italic"/>
    </style:style>
    <style:style style:name="P7" style:family="paragraph" style:parent-style-name="Standard">
      <style:text-properties style:font-name="DejaVu Serif" fo:font-size="10pt" style:font-size-asian="10pt" style:font-size-complex="10pt"/>
    </style:style>
    <style:style style:name="P8" style:family="paragraph" style:parent-style-name="Standard" style:list-style-name="L2">
      <style:text-properties style:font-name="DejaVu Serif" fo:font-size="10pt" style:font-size-asian="10pt" style:font-size-complex="10pt"/>
    </style:style>
    <style:style style:name="P9" style:family="paragraph" style:parent-style-name="Standard" style:list-style-name="L4">
      <style:text-properties style:font-name="DejaVu Serif" fo:font-size="10pt" style:font-size-asian="10pt" style:font-size-complex="10pt"/>
    </style:style>
    <style:style style:name="P10" style:family="paragraph" style:parent-style-name="Standard" style:list-style-name="L5">
      <style:text-properties style:font-name="DejaVu Serif"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0ea75b" style:font-style-asian="italic" style:font-style-complex="italic"/>
    </style:style>
    <style:style style:name="T3" style:family="text">
      <style:text-properties fo:font-style="italic" officeooo:rsid="000fc4eb" style:font-style-asian="italic" style:font-style-complex="italic"/>
    </style:style>
    <style:style style:name="T4" style:family="text">
      <style:text-properties officeooo:rsid="000ea75b"/>
    </style:style>
    <style:style style:name="T5" style:family="text">
      <style:text-properties officeooo:rsid="000fc4eb"/>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Trucchetti (livello 0)</text:span></text:p>
      <text:p text:style-name="P2"><text:span text:style-name="T4">O<text:tab/></text:span>Luce</text:p>
      <text:p text:style-name="P1">Un oggetto che tocchi emette una luce arcana, brillante come una torcia. Non emetterà calore o suoni, e non richiederà combustibile, e sarà per il resto come una normale torcia. Puoi scegliere il colore della luce, e durerà fin quando sarai presente. </text:p>
      <text:p text:style-name="P2"><text:span text:style-name="T4">O<text:tab/></text:span>Servitore invisibile</text:p>
      <text:p text:style-name="P1">Evochi un semplice costrutto invisibile non può fare nulla se non portare oggetti, per un massimo di 3 di peso. Non può raccogliere oggetti da solo, e puoi solo portare quelli che gli consegni. Gli oggetti appaiono volare nell'aria un paio di passi dietro di te. Se subisce danno o non è più in tua presenza, è immediatamente dismesso e lascerà cadere gli oggetti. </text:p>
      <text:p text:style-name="P2"><text:span text:style-name="T4">O<text:tab/></text:span>Prestidigitazione</text:p>
      <text:p text:style-name="P1">Puoi fare un piccolo trucco di magia. Se tocchi un oggetto mentre lanci la magia puoi cambiargli un po' l'aspetto: puoi pulirlo, sporcarlo, riscaldarlo, raffreddarlo, o cambiargli il colore. Se lanci la magia senza toccare nulla, puoi creare piccole illusioni non più grandi di te stesso, e che sono chiaramente visibili come illusioni, non inganneranno nessuno, ma potranno divertire le persone. </text:p>
      <text:p text:style-name="P1"/>
      <text:p text:style-name="P3">Livello 1</text:p>
      <text:p text:style-name="P2"><text:span text:style-name="T4">O<text:tab/></text:span>Contattare gli Spiriti (evocazione)</text:p>
      <text:p text:style-name="P1">Nomina uno spirito che vorresti contattare (o lascia scegliere al GM). Sarà richiamata a te brevemente, per parlarti. E' obbligato a rispondere a una domanda che porrai al meglio delle sue conoscenze e abilità. </text:p>
      <text:p text:style-name="P2"><text:span text:style-name="T4">O<text:tab/></text:span>Rilevare magia (divinazione)</text:p>
      <text:p text:style-name="P1">Scegli un senso che potrà vedere la magia. Il GM ti dirà cosa c'è intorno a te di magico. </text:p>
      <text:p text:style-name="P2"><text:span text:style-name="T4">O<text:tab/></text:span>Telepatia (divinazione, continuo)</text:p>
      <text:p text:style-name="P1">Formi un legame telepatico con una singola persona che tocchi, permettendoti di conversare con quella persona tramite la mente. Puoi avere solo un legame telepatico alla volta. </text:p>
      <text:p text:style-name="P2"><text:span text:style-name="T4">O<text:tab/></text:span>Incantare persona (incantesimo, continuo)</text:p>
      <text:p text:style-name="P1">La persona (non bestia o mostro) che tocchi mentre lanci la magia ti tratterà da amico fin quando non prenderà danno o proverai di non esserlo.</text:p>
      <text:p text:style-name="P2"><text:span text:style-name="T4">O<text:tab/></text:span>Invisibilità (illusione, continuo)</text:p>
      <text:p text:style-name="P1">Tocca un alleato: nessuno potrà più vederlo. Sarà invisibile! La magia persiste fin quando il bersaglio non fa un'azione ostile o termini la magia. Fin quando la magia è attiva, non puoi lanciare altre magie. </text:p>
      <text:p text:style-name="P2"><text:span text:style-name="T4">O<text:tab/></text:span>Dardi magici (evocazione)</text:p>
      <text:p text:style-name="P1">Proiettili di pura magia partono dalle tue dita. Fai 2d4 danni a un bersaglio singolo.</text:p>
      <text:p text:style-name="P1"><text:span text:style-name="T2">O<text:tab/></text:span><text:span text:style-name="T1">Allarme</text:span></text:p>
      <text:p text:style-name="P1">Cammina delineando un cerchio mentre lanci la magia. Fin quando non <text:span text:style-name="T5">fai </text:span><text:span text:style-name="T3">preparare magie</text:span><text:span text:style-name="T5"> di nuovo</text:span>, sarai avvertito se qualcuno entra l'area che hai delineato. Anche se stai dormendo, la magia ti risveglierà. </text:p>
      <text:p text:style-name="P1"/>
      <text:p text:style-name="P3">Livello 3</text:p>
      <text:p text:style-name="P1"><text:span text:style-name="T2">O<text:tab/></text:span><text:span text:style-name="T3">Annullare</text:span><text:span text:style-name="T1"> magia</text:span> </text:p>
      <text:p text:style-name="P1">Scegli una magia o effetto magico che vedi: quella magia è distrutta. Magie minore sono terminate, magie più potenti sono ridotte fin quando sei vicino.</text:p>
      <text:p text:style-name="P2"><text:span text:style-name="T4">O<text:tab/></text:span>Visioni attraverso il Tempo (divinazione)</text:p>
      <text:p text:style-name="P1">Lanciala e guarda attraverso una superficie riflettente per vedere nelle profondità del Tempo. Il GM ti dirà una profezia: un evento negativo che avverrà se non interverrai, e aggiungerà un'informazione utile per evitarlo.</text:p>
      <text:p text:style-name="P2"><text:span text:style-name="T4">O<text:tab/></text:span>Palla di Fuoco (creazione)</text:p>
      <text:p text:style-name="P1">Crei una potente palla di fuoco che avvolge il tuo bersaglio e chiunque vicino, facendo 2d6 danni che ignorano l'armatura. </text:p>
      <text:p text:style-name="P2"><text:span text:style-name="T4">O<text:tab/></text:span>Mimetizzarsi (continuo)</text:p>
      <text:p text:style-name="P1">Prendi la forma di qualcuno che tocchi mentre lanci la magia. Le tue caratteristiche fisiche saranno uguali alla loro fin quando non prendi danno o decidi di terminare la magia. Mentre questa magia è attiva, perdi l'accesso a tutte le mosse da Mago. </text:p>
      <text:p text:style-name="P2"><text:span text:style-name="T4">O<text:tab/></text:span>Immagine illusoria (illusione)</text:p>
      <text:p text:style-name="P1">Crei una immagine illusoria di te stesso. Quando sei attaccato, tira un d6. Su un 4-6 l'attacco colpisce l'illusione invece, e la magia termina. </text:p>
      <text:p text:style-name="P2"><text:span text:style-name="T4">O<text:tab/></text:span>Dormire (incantesimo)</text:p>
      <text:p text:style-name="P1">1d4 di nemici che puoi vedere, a scelta del GM, cadono addormentati. Solo creature che possono dormire possono essere affette. Si risveglieranno normalmente (se ci sono rumori forti, dolore o pericoli). </text:p>
      <text:p text:style-name="P1"/>
      <text:p text:style-name="P3">Livello 5</text:p>
      <text:p text:style-name="P2"><text:span text:style-name="T4">O<text:tab/></text:span>Ingabbiare (continuo)</text:p>
      <text:p text:style-name="P1">Il bersaglio è imprigionato in una gabbia di forza magica. Niente può entrare o uscire dalla gabbia. La gabbia rimane fin quando non lanci un'altra magia o termini la magia. Mentre la magia è attiva, la creatura imprigionata può sentire i tuoi pensieri e tu non puoi perdere di vista la gabbia. </text:p>
      <text:p text:style-name="P2"><text:span text:style-name="T4">O<text:tab/></text:span>Contattare altri Piani (divinazione)</text:p>
      <text:p text:style-name="P1">Mandi una richiesta a un'altro piano. Specifica chi o cosa vuoi contattare indicando locazione, tipo di creatura, nome o titolo. Apri una via di comunicazione a due vie con quella creatura, che può essere chiusa da entrambe le parti.</text:p>
      <text:p text:style-name="P1"><text:span text:style-name="T2"/></text:p>
      <text:p text:style-name="P5"><text:soft-page-break/><text:span text:style-name="T2">O<text:tab/></text:span><text:span text:style-name="T1">Polimorfismo (incantesimo)</text:span></text:p>
      <text:p text:style-name="P1">Il tuo tocco rimodella una creatura completamente, e rimarranno nella forma che hai scelto fin quando non lanci un'altra magia. Descrivi la nuova forma che vuoi, incluse modifiche alle caratteristiche, debolezze e poteri particolari. Il GM quindi scegliere una o più delle seguenti:</text:p>
      <text:list xml:id="list826712361" text:style-name="L2">
        <text:list-item>
          <text:p text:style-name="P8">La trasformazione sarà temporanea e instabile</text:p>
        </text:list-item>
        <text:list-item>
          <text:p text:style-name="P8">La mente della creatura sarà trasformata anche</text:p>
        </text:list-item>
        <text:list-item>
          <text:p text:style-name="P8">La forma ha un benificio o debolezza non previsto</text:p>
        </text:list-item>
      </text:list>
      <text:p text:style-name="P2"><text:span text:style-name="T5">O<text:tab/></text:span>Evocare Mostri (evocazione, continuo)</text:p>
      <text:p text:style-name="P1">Un mostro appare e ti aiuterà al meglio che può. Trattalo come un personaggio, ma con accesso solo alle mosse base. Ha +1 in tutte le caratteristiche, 1 punto vita e usa i tuoi danni base. Il mostro inoltre ha 1d6 tratti a tua scelta fra i seguenti: </text:p>
      <text:list xml:id="list1007405653" text:style-name="L4">
        <text:list-item>
          <text:p text:style-name="P9">Ha +2 e non +1 in una caratteristica</text:p>
        </text:list-item>
        <text:list-item>
          <text:p text:style-name="P9">Non è avventato</text:p>
        </text:list-item>
        <text:list-item>
          <text:p text:style-name="P9">Fa 1d8 danni</text:p>
        </text:list-item>
        <text:list-item>
          <text:p text:style-name="P9">Il legame con questo piano è forte: +2 Punti Vita per ogni livello che hai</text:p>
        </text:list-item>
        <text:list-item>
          <text:p text:style-name="P9">Ha qualche utile adattamento</text:p>
        </text:list-item>
      </text:list>
      <text:p text:style-name="P1">Il GM ti dirà il tipo di mostro che otterrai secondo i tratti che hai scelto. La creatura rimarrà su questo piano fin quando non muore o lo dismetti. Mentre la magia è attiva hai -1 a lanciare magie.</text:p>
      <text:p text:style-name="P1"/>
      <text:p text:style-name="P3">Livello 7</text:p>
      <text:p text:style-name="P2"><text:span text:style-name="T5">O<text:tab/></text:span>Dominare (incantesimo, continuo)</text:p>
      <text:p text:style-name="P1">Il tuo tocco <text:span text:style-name="T5">ti fa prendere il controllo della mente di qualcuno</text:span>. Guadagni 1d4 punti dominio. Spendili per far si che il bersaglio faccia uno fra:</text:p>
      <text:list xml:id="list534772221" text:style-name="L5">
        <text:list-item>
          <text:p text:style-name="P10">Dire delle parole di tua scelta</text:p>
        </text:list-item>
        <text:list-item>
          <text:p text:style-name="P10">Darti qualcosa che hanno o conservano</text:p>
        </text:list-item>
        <text:list-item>
          <text:p text:style-name="P10">Fare un attacco insieme a te verso un bersaglio a tua scelta</text:p>
        </text:list-item>
        <text:list-item>
          <text:p text:style-name="P10">Rispondere sinceramente a una domanda</text:p>
        </text:list-item>
      </text:list>
      <text:p text:style-name="P1">Quando finisci i punti, la magia termina. Se il bersaglio subisce danno, perdi 1 punto dominio. Mentre la magia è attiva, non puoi lanciare altre magie. </text:p>
      <text:p text:style-name="P2"><text:span text:style-name="T5">O<text:tab/></text:span>Vista Perfetta (divinazione, continuo)</text:p>
      <text:p text:style-name="P1">Vedi tutte le cose come sono veramente. L'effetto rimane fin quando non dici una bugia o termini la magia. Mentre la magia è attiva, hai -1 a lanciare magie. </text:p>
      <text:p text:style-name="P2"><text:span text:style-name="T5">O<text:tab/></text:span>Passo nell'Ombra (illusione)</text:p>
      <text:p text:style-name="P1">L'ombra che bersagli con questa magia diventa un portale per te e i tuoi alleati. Nomina una locazione, descrivila con un numero di parole pari al tuo livello. Passare il portale ti porterà nella locazione che hai descritto. Il portale può essere usato solo una volta da ogni alleato.</text:p>
      <text:p text:style-name="P1"/>
      <text:p text:style-name="P4"><text:span text:style-name="T5">O<text:tab/></text:span>Contingenza</text:p>
      <text:p text:style-name="P1">Scegli una magia di livello 5 o minore che conosci. Descrivi una condizione d'innesco usando un numero di parole pari al tuo livello. La magia scelta è conservata fin quando non scegli di lanciarla, o la condizione scelta è raggiunta, la prima cosa che avviene. Non devi tirare per la magia conservata, farà semplicemente effetto. Non puoi avere più di una sola magia contingente alla volta, se lanci questa magia avendo una magia conservata, la nuova magia scelta sostituirà quella conservata. </text:p>
      <text:p text:style-name="P2"><text:span text:style-name="T5">O<text:tab/></text:span>Nuvola tossica (continuo)</text:p>
      <text:p text:style-name="P1">Una nuvola di nebbia entra in questo regno dall'aldilà delle porte nere della morte, riempendo tutta l'area intorno a te. Ogni creatura che subisce danno nell'area avvolta, subisce 1d6 di danni extra che ignorano l'armatura. La magia persiste fin quando puoi vedere l'area colpita o non termini la magia. </text:p>
      <text:p text:style-name="P1"/>
      <text:p text:style-name="P3">Livello 9</text:p>
      <text:p text:style-name="P2"><text:span text:style-name="T5">O<text:tab/></text:span>Antipatia (incantesimo, continuo)</text:p>
      <text:p text:style-name="P1">Scegli un bersaglio o descrivi un tipo di creatura o un allineamento. Le creature di quel tipo o allineamento non possono entrare in vista del bersaglio. Se una creatura di quel tipo o allineamento entra in vista del bersaglio, fuggirà immediatamente. L'effetto continua fin quando non sei più presente con il bersaglio, o termini la magia. Fin quando la magia è attiva, hai -1 a lanciare magie. </text:p>
      <text:p text:style-name="P2"><text:span text:style-name="T5">O<text:tab/></text:span>Avvertimento (divinazione)</text:p>
      <text:p text:style-name="P1">Descrivi un evento. Il GM ti dirà quando quell'evento avviene, non importa dove sei o quanto lontano è l'evento. Se scegli, puoi avere una visione del luogo dell'evento come se fossì lì. Puoi avere solo un avvertimento attivo alla volta. </text:p>
      <text:p text:style-name="P1"><text:span text:style-name="T3">O<text:tab/></text:span><text:span text:style-name="T1">Gemma dello Spirito</text:span> </text:p>
      <text:p text:style-name="P1">Puoi intrappolare lo spirito di una creatura morente dentro una gemma. La creatura intrappolata è cosciente e sa di essere imprigionata ma può essere normalmente manipolata con magie, parlare o altri effetti. Tutte le mosse verso la creatura intrappolata sono a +1 sul tiro. Puoi liberare l'anima in ogni momento ma non potrai più ricatturarla se lo fai. </text:p>
      <text:p text:style-name="P2"><text:span text:style-name="T5">O<text:tab/></text:span>Rifugio (continuo)</text:p>
      <text:p text:style-name="P1">Puoi creare una struttura fatta di pura potenza magica. Può essere grande come un castello o piccola come una capanna, ma sarà resistente a ogni danno non-magico. La struttura resiste fin quando non esci da essa, o termini la magia.</text:p>
      <text:p text:style-name="P2"><text:span text:style-name="T5">O<text:tab/></text:span>Evocazione Perfetta (Evocazione)</text:p>
      <text:p text:style-name="P1">Teletrasporti una creatura in tua presenza. Nomina la creatura o dai una breve descrizione del tipo di creatura. Se hai dato il nome, quella creatura appare vicino a te. Se hai dato un tipo, una creatura di quel tipo appare vicino a 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1cm" fo:margin-top="1cm" fo:margin-bottom="1cm" fo:margin-left="1cm" fo:margin-right="1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7T10:31:59.17</meta:creation-date>
    <dc:date>2013-02-10T17:54:43</dc:date>
    <meta:editing-duration>PT57M50S</meta:editing-duration>
    <meta:editing-cycles>3</meta:editing-cycles>
    <meta:generator>LibreOffice/3.6$Linux_X86_64 LibreOffice_project/360m1$Build-2</meta:generator>
    <meta:document-statistic meta:table-count="0" meta:image-count="0" meta:object-count="0" meta:page-count="2" meta:paragraph-count="80" meta:word-count="1470" meta:character-count="8870" meta:non-whitespace-character-count="7456"/>
  </office:meta>
</office:document-meta>
</file>